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TSCu_Comic" svg:font-family="TSCu_Comic"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Bitstream Vera Sans Mono" fo:font-size="7pt" fo:font-weight="normal" style:font-size-asian="7pt" style:font-weight-asian="normal" style:font-size-complex="7pt"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PE</text:p>
      <text:p text:style-name="Subtitle">Definición de protocolo</text:p>
      <text:p text:style-name="Text_20_body">(¿<text:span text:style-name="T1">R</text:span>emote <text:span text:style-name="T1">p</text:span>rocess <text:span text:style-name="T1">e</text:span>xecution?)</text:p>
      <text:p text:style-name="Text_20_body">RPE sirve para interconectar dos procesos a través de red. Los procesos publican sus señales y slots, y estos interactúan entre sí para poder conseguir una sesión de trabajo, donde cada proceso puede usar los recursos del otro.</text:p>
      <text:p text:style-name="Text_20_body">Un slot es una función con argumentos omitibles con nombre, que puede ser disparada tanto por llamada directa del cliente, como por el disparo de una señal. La diferencia entre función y slot es que la función puede tener valor de retorno y el slot no puede tener nunca un valor de retorno (en caso de tenerlo es desechado).</text:p>
      <text:p text:style-name="Text_20_body">Una señal es un evento definido que ocurre en un momento dado. Las señales al dispararse aportan información extra (argumentos) que pueden ser pasados a un slot. La pareja de señal y slot se le llama conexión. El método para interconectar los argumentos de un lado con los del otro se le llama mapeo de argumentos. (es un pequeño programa que apenas permite definir variables y algún proceso simple) </text:p>
      <text:p text:style-name="Text_20_body"/>
      <text:p text:style-name="Text_20_body">Cuando un proceso se pone en comunicación con otro, se inicializan ciertas variables, como por ejemplo se intercambian la existencia de señales y slots. A esta conexión se le llama sesión. Una sesión empieza por un login y una autenticación de ambos extremos, seguida de la inicialización.</text:p>
      <text:p text:style-name="Text_20_body">Una sesión se puede guardar para restaurarla más adelante. Todo programa que pretenda restaurar una sesión deberá tener en cuenta que el otro extremo puede haber tirado la sesión, por lo que es necesario siempre un mecanismo de creación desde cero. (el restaurar sólo es para ahorrar coste en ancho de banda) Una sesión no evita tener que hacer login, de hecho es un paso obligatorio. Pero puede ahorrar ancho de banda al no tener que volver a inicializar todas las comunicaciones.</text:p>
      <text:p text:style-name="Text_20_body"/>
      <text:p text:style-name="Text_20_body">Una señal puede ser definida a partir de una función generadora de señales.</text:p>
      <text:p text:style-name="Text_20_body"/>
      <text:p text:style-name="Text_20_body">signal(int oldstatus, int newstatus) statusChange(idobj Object)</text:p>
      <text:p text:style-name="Text_20_body"/>
      <text:p text:style-name="Text_20_body">Por ejemplo, de este modo podemos crear señales que queramos para una lista de objetos determinados en ese extremo. </text:p>
      <text:p text:style-name="Text_20_body"/>
      <text:p text:style-name="Text_20_body">Las conexiones, se componen de tres partes: señal, slot y mapeo de parámetros.</text:p>
      <text:p text:style-name="Text_20_body">Una conexión se crea a través de una llamada a función.</text:p>
      <text:p text:style-name="Text_20_body"/>
      <text:p text:style-name="Text_20_body">slot onStatusChange(int value)</text:p>
      <text:p text:style-name="Text_20_body">c1 = connect(sigStatusChange, onStatusChange( value = sigStatusChange.newStatus ) )</text:p>
      <text:p text:style-name="Text_20_body"/>
      <text:p text:style-name="Text_20_body">Una conexión puede devolver un valor que podríamos usar para desconectar más tarde la señal en caso de desearlo:</text:p>
      <text:p text:style-name="Text_20_body">disconnect(c1)</text:p>
      <text:p text:style-name="P1"><text:soft-page-break/>Comunicación con el cliente</text:p>
      <text:p text:style-name="P2">Un cliente debe ser capaz de leer y entender como mínimo lo que es una llamada a función.</text:p>
      <text:p text:style-name="P2">El cliente debe también crear un objeto público donde ubicará las funciones que quiera que el servidor pueda llamar.</text:p>
      <text:p text:style-name="P2">Por ejemplo:</text:p>
      <text:p text:style-name="P3">new objclient = object</text:p>
      <text:p text:style-name="P2">Una vez llegado aquí, crearíamos una función que pueda ser llamada por el servidor:</text:p>
      <text:p text:style-name="P3">new objclient.onStatusChange = function:: (object obj, int status) =&gt; (int errors)</text:p>
      <text:p text:style-name="P2">Nosotros sabremos ya, o bien por que conocemos el servidor, o bien porque el servidor publica al inicio las funciones y señales disponibles, qué cosas podemos usar.</text:p>
      <text:p text:style-name="P2">Entonces, para conectar este slot a una señal, crearíamos una conexión:</text:p>
      <text:p text:style-name="P3">new objclient.cnOnStatusChange = connection:: server.onStatusChange =&gt; objclient.onStatusChange (obj = callobj, status = newstatus)</text:p>
      <text:p text:style-name="P2">Así ya lo tendríamos conectado sin problemas.</text:p>
      <text:p text:style-name="P2">A partir de ahora cada vez que cambie el estado de un objeto de servidor (ejemplo) recibiremos la siguiente trama del servidor:</text:p>
      <text:p text:style-name="P3">call objclient.onStatusChange (obj=0x4f56, status=3)</text:p>
      <text:p text:style-name="P2">Con lo que el cliente con esto debe iniciar la función lo antes posible. A partir de aquí hay dos opciones (a elegir por el cliente), si la función es de ejecución casi instantánea, devolver el valor tal que:</text:p>
      <text:p text:style-name="P3">ret objclient.onStatusChange =&gt; 0</text:p>
      <text:p text:style-name="P2">La segunda opción es que devuelva un id de proceso o función, para que luego se le pueda hacer seguimiento, así como tener varios en marcha:</text:p>
      <text:p text:style-name="P3">pid objclient.onStatusChange =&gt; 0x35</text:p>
      <text:p text:style-name="P2">Si se elige el método de id de proceso, el retorno deberá ser:</text:p>
      <text:p text:style-name="P3">ret objclient.onStatusChange@0x35 =&gt; 0</text:p>
      <text:p text:style-name="P2">Que, para el caso de las señales, este retorno es ignorado. (Con la excepción de que se incluyera una opción para esto en el futuro)</text:p>
      <text:p text:style-name="P2"/>
      <text:p text:style-name="P2">Cuando el cliente llama una función del servidor, es exactamente igual, únicamente a la inversa. Es el cliente el que lanza la orden call </text:p>
      <text:p text:style-name="P2"/>
      <text:p text:style-name="P2">otras ordenes existen, por ejemplo la definición de ciertas variables y la actualización de las mismas:</text:p>
      <text:p text:style-name="P2"/>
      <text:p text:style-name="P3">new server.count = int</text:p>
      <text:p text:style-name="P3">set server.count =&gt; 5</text:p>
      <text:p text:style-name="P3"/>
      <text:p text:style-name="P3">new server.id = int =&gt; 54</text:p>
      <text:p text:style-name="P3"/>
      <text:p text:style-name="P3">new server.listitems = list (string) =&gt; []</text:p>
      <text:p text:style-name="P3">add server.listitems =&gt; [“item1”,”item2”]</text:p>
      <text:p text:style-name="Text_20_body"><text:span text:style-name="T3"/></text:p>
      <text:p text:style-name="Text_20_body"><text:span text:style-name="T3"/></text:p>
      <text:p text:style-name="Text_20_body"><text:soft-page-break/><text:span text:style-name="T3">Estas variables pueden llegar a ser usadas para enviar datos a tiempo real desde dentro de una función.</text:span></text:p>
      <text:p text:style-name="Text_20_body"><text:span text:style-name="T3">Por ejemplo, la función podría agregar los resultados a tiempo real siempre sobre la misma variable.</text:span></text:p>
      <text:p text:style-name="Text_20_body"><text:span text:style-name="T3">O bien, la función podría iniciar un proceso en segundo plano y devolver la función inmediatamente el nombre de la variable.</text:span></text:p>
      <text:p text:style-name="Text_20_body"><text:span text:style-name="T3">También es factible pasar a la función un slot del cliente para que éste sea llamado cada vez que haya una actualización, pasándole los nuevos datos.</text:span></text:p>
      <text:p text:style-name="Text_20_body"><text:span text:style-name="T3"/></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TSCu_Comic" svg:font-family="TSCu_Comic"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5:15:08</meta:creation-date>
    <dc:date>2009-11-16T19:11:47</dc:date>
    <meta:editing-duration>PT06H34M28S</meta:editing-duration>
    <meta:editing-cycles>11</meta:editing-cycles>
    <meta:generator>OpenOffice.org/3.1$Unix OpenOffice.org_project/310m19$Build-9420</meta:generator>
    <meta:document-statistic meta:table-count="0" meta:image-count="0" meta:object-count="0" meta:page-count="3" meta:paragraph-count="48" meta:word-count="813" meta:character-count="4939"/>
  </office:meta>
</office:document-meta>
</file>